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margin-left="12.374cm" fo:margin-right="0cm" fo:text-indent="0cm" style:auto-text-indent="false"/>
    </style:style>
    <style:style style:name="P5" style:family="paragraph" style:parent-style-name="Standard">
      <style:paragraph-properties fo:margin-left="12.839cm" fo:margin-right="0cm" fo:text-indent="0cm" style:auto-text-indent="fals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style:font-size-asian="8.75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ТУУ</text:p>
      <text:p text:style-name="P1">«КП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1</text:p>
      <text:p text:style-name="P2">По архитектуре компьютеро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ыполнил:</text:p>
      <text:p text:style-name="P5">студент группы ИВ-81</text:p>
      <text:p text:style-name="P5">Кушниренко Александр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Киев, 2010г</text:p>
      <text:p text:style-name="Standard"/>
      <text:p text:style-name="P3"><text:span text:style-name="T4">Вариант</text:span>:</text:p>
      <text:p text:style-name="Standard"><text:tab/>8127<text:span text:style-name="T5">10</text:span> = 1111110111111<text:span text:style-name="T5">2</text:span></text:p>
      <text:p text:style-name="Standard"><text:tab/>Функция:</text:p>
      <text:p text:style-name="Standard"><text:tab/><text:tab/>F = 4 (X1 &amp; X2) - (X3 - X4 + 1) - (X5 v X6 - 1) / 2</text:p>
      <text:p text:style-name="Standard"><text:tab/>Значения:</text:p>
      <text:p text:style-name="Standard"><text:tab/><text:tab/>X1 == 2C, X2 == 03, X3 == 71, X4 == CA, X5 == 11, X6 == FF</text:p>
      <text:p text:style-name="Standard"><text:tab/>Порты:</text:p>
      <text:p text:style-name="Standard"><text:tab/><text:tab/>P4, P5</text:p>
      <text:p text:style-name="Standard"/>
      <text:p text:style-name="Standard">Код программы:</text:p>
      <text:p text:style-name="Standard"/>
      <text:p text:style-name="Standard"><text:span text:style-name="T2">; F = 4 (X1 &amp; X2) - (X3 - X4 + 1) - (X5 v X6 - 1) / 2</text:span></text:p>
      <text:p text:style-name="Standard"><text:span text:style-name="T2">; X1 == 2C, X2 == 03, X3 == 71, X4 == CA, X5 == 11, X6 == FF</text:span></text:p>
      <text:p text:style-name="Standard"><text:span text:style-name="T2">; F = 4 * (2C and 03) - (71 - CA + 1) - (11 or FF - 1) / 2</text:span></text:p>
      <text:p text:style-name="Standard"><text:span text:style-name="T2"></text:span></text:p>
      <text:p text:style-name="Standard"><text:span text:style-name="T2">; Select bank #0</text:span></text:p>
      <text:p text:style-name="Standard"><text:span text:style-name="T2"></text:span></text:p>
      <text:p text:style-name="Standard"><text:span text:style-name="T2"><text:tab/>sel rb0</text:span></text:p>
      <text:p text:style-name="Standard"><text:span text:style-name="T2"></text:span></text:p>
      <text:p text:style-name="Standard"><text:span text:style-name="T2">; Init loop for reading X[0..5] from P4.P5 to R[1..6]</text:span></text:p>
      <text:p text:style-name="Standard"><text:span text:style-name="T2"></text:span></text:p>
      <text:p text:style-name="Standard"><text:span text:style-name="T2"><text:tab/>mov R7, #06h<text:tab/>; steps</text:span></text:p>
      <text:p text:style-name="Standard"><text:span text:style-name="T2"><text:tab/>mov R0, #01h<text:tab/>; address to write x</text:span></text:p>
      <text:p text:style-name="Standard"><text:span text:style-name="T2"><text:tab/></text:span></text:p>
      <text:p text:style-name="Standard"><text:span text:style-name="T2"><text:tab/>loopLoadX:</text:span></text:p>
      <text:p text:style-name="Standard"><text:span text:style-name="T2"><text:tab/></text:span></text:p>
      <text:p text:style-name="Standard"><text:span text:style-name="T2"><text:tab/><text:tab/>movd A, P4<text:tab/>; load senior 4 bits</text:span></text:p>
      <text:p text:style-name="Standard"><text:span text:style-name="T2"><text:tab/><text:tab/>swap A</text:span></text:p>
      <text:p text:style-name="Standard"><text:span text:style-name="T2"><text:tab/><text:tab/></text:span></text:p>
      <text:p text:style-name="Standard"><text:span text:style-name="T2"><text:tab/><text:tab/>mov @R0, A<text:tab/>;</text:span></text:p>
      <text:p text:style-name="Standard"><text:span text:style-name="T2"><text:tab/><text:tab/>movd A, P5<text:tab/>;</text:span></text:p>
      <text:p text:style-name="Standard"><text:span text:style-name="T2"><text:tab/><text:tab/>orl A, @R0<text:tab/>; complete them with senior 4 bits</text:span></text:p>
      <text:p text:style-name="Standard"><text:span text:style-name="T2"><text:tab/><text:tab/>mov @R0, A</text:span></text:p>
      <text:p text:style-name="Standard"><text:span text:style-name="T2"><text:tab/><text:tab/></text:span></text:p>
      <text:p text:style-name="Standard"><text:span text:style-name="T2"><text:tab/><text:tab/></text:span></text:p>
      <text:p text:style-name="Standard"><text:span text:style-name="T2"><text:tab/><text:tab/>inc R0<text:tab/><text:tab/>; prepare next register</text:span></text:p>
      <text:p text:style-name="Standard"><text:span text:style-name="T2"><text:tab/><text:tab/></text:span></text:p>
      <text:p text:style-name="Standard"><text:span text:style-name="T2"><text:tab/>djnz R7, loopLoadX</text:span></text:p>
      <text:p text:style-name="Standard"><text:span text:style-name="T2"></text:span></text:p>
      <text:p text:style-name="Standard"><text:span text:style-name="T2">; ---------------------------------------------------</text:span></text:p>
      <text:p text:style-name="Standard"><text:span text:style-name="T2"></text:span></text:p>
      <text:p text:style-name="Standard"><text:span text:style-name="T2">; Calculating 4(X1 &amp; X2)</text:span></text:p>
      <text:p text:style-name="Standard"><text:span text:style-name="T2"></text:span></text:p>
      <text:p text:style-name="Standard"><text:span text:style-name="T2"><text:tab/>mov A, R1<text:tab/><text:tab/>; A = R1 &amp; R2</text:span></text:p>
      <text:p text:style-name="Standard"><text:span text:style-name="T2"><text:tab/>anl A, R2<text:tab/><text:tab/>;</text:span></text:p>
      <text:p text:style-name="Standard"><text:span text:style-name="T2"><text:tab/>mov R2, A<text:tab/><text:tab/>; R2 = A</text:span></text:p>
      <text:p text:style-name="Standard"><text:span text:style-name="T2"><text:tab/></text:span></text:p>
      <text:p text:style-name="Standard"><text:span text:style-name="T2"><text:tab/>mov R1, #00h<text:tab/>; R2.R1 &lt;&lt;= 2</text:span></text:p>
      <text:p text:style-name="Standard"><text:span text:style-name="T2"><text:tab/>mov R7, #02h</text:span></text:p>
      <text:p text:style-name="Standard"><text:span text:style-name="T2"><text:tab/>ls:</text:span></text:p>
      <text:p text:style-name="Standard"><text:span text:style-name="T2"><text:tab/><text:tab/>clr C</text:span></text:p>
      <text:p text:style-name="Standard"><text:span text:style-name="T2"><text:tab/><text:tab/>mov A, R2</text:span></text:p>
      <text:p text:style-name="Standard"><text:span text:style-name="T2"><text:tab/><text:tab/>rlc A</text:span></text:p>
      <text:p text:style-name="Standard"><text:span text:style-name="T2"><text:tab/><text:tab/>mov R2, A</text:span></text:p>
      <text:p text:style-name="Standard"><text:span text:style-name="T2"><text:tab/><text:tab/>mov A, R1</text:span></text:p>
      <text:p text:style-name="Standard"><text:span text:style-name="T2"><text:tab/><text:tab/>rlc A</text:span></text:p>
      <text:p text:style-name="Standard"><text:span text:style-name="T2"><text:tab/><text:tab/>mov R1, A</text:span></text:p>
      <text:p text:style-name="Standard"><text:soft-page-break/><text:span text:style-name="T2"><text:tab/>djnz R7, ls</text:span></text:p>
      <text:p text:style-name="Standard"><text:span text:style-name="T2"><text:tab/></text:span></text:p>
      <text:p text:style-name="Standard"><text:span text:style-name="T2">; ----------------------</text:span></text:p>
      <text:p text:style-name="Standard"><text:span text:style-name="T2"></text:span></text:p>
      <text:p text:style-name="Standard"><text:span text:style-name="T2">; Calculating - (X3 - X4 + 1)</text:span></text:p>
      <text:p text:style-name="Standard"><text:span text:style-name="T2"></text:span></text:p>
      <text:p text:style-name="Standard"><text:span text:style-name="T2"><text:tab/>; X3 - X4 + 1 == X3 + !X4 + 1 + 1 == X3 + !X4 + 2</text:span></text:p>
      <text:p text:style-name="Standard"><text:span text:style-name="T2"><text:tab/>mov A, R4</text:span></text:p>
      <text:p text:style-name="Standard"><text:span text:style-name="T2"><text:tab/>cpl A</text:span></text:p>
      <text:p text:style-name="Standard"><text:span text:style-name="T2"><text:tab/>add A, R3</text:span></text:p>
      <text:p text:style-name="Standard"><text:span text:style-name="T2"><text:tab/>mov R4, A</text:span></text:p>
      <text:p text:style-name="Standard"><text:span text:style-name="T2"><text:tab/></text:span></text:p>
      <text:p text:style-name="Standard"><text:span text:style-name="T2"><text:tab/>mov A, #00h</text:span></text:p>
      <text:p text:style-name="Standard"><text:span text:style-name="T2"><text:tab/>addc A, #00h</text:span></text:p>
      <text:p text:style-name="Standard"><text:span text:style-name="T2"><text:tab/>mov R3, A</text:span></text:p>
      <text:p text:style-name="Standard"><text:span text:style-name="T2"><text:tab/></text:span></text:p>
      <text:p text:style-name="Standard"><text:span text:style-name="T2"><text:tab/>mov A, R4</text:span></text:p>
      <text:p text:style-name="Standard"><text:span text:style-name="T2"><text:tab/>add A, #02h</text:span></text:p>
      <text:p text:style-name="Standard"><text:span text:style-name="T2"><text:tab/>mov R4, A</text:span></text:p>
      <text:p text:style-name="Standard"><text:span text:style-name="T2"><text:tab/></text:span></text:p>
      <text:p text:style-name="Standard"><text:span text:style-name="T2"><text:tab/>mov A, R3</text:span></text:p>
      <text:p text:style-name="Standard"><text:span text:style-name="T2"><text:tab/>addc A, #00h</text:span></text:p>
      <text:p text:style-name="Standard"><text:span text:style-name="T2"><text:tab/>mov R3, A</text:span></text:p>
      <text:p text:style-name="Standard"><text:span text:style-name="T2"><text:tab/></text:span></text:p>
      <text:p text:style-name="Standard"><text:span text:style-name="T2"><text:tab/>; inverting and incrementing result</text:span></text:p>
      <text:p text:style-name="Standard"><text:span text:style-name="T2"><text:tab/>mov A, R4</text:span></text:p>
      <text:p text:style-name="Standard"><text:span text:style-name="T2"><text:tab/>cpl A</text:span></text:p>
      <text:p text:style-name="Standard"><text:span text:style-name="T2"><text:tab/>add A, #01h</text:span></text:p>
      <text:p text:style-name="Standard"><text:span text:style-name="T2"><text:tab/>mov R4, A</text:span></text:p>
      <text:p text:style-name="Standard"><text:span text:style-name="T2"><text:tab/>mov A, R3</text:span></text:p>
      <text:p text:style-name="Standard"><text:span text:style-name="T2"><text:tab/>cpl A</text:span></text:p>
      <text:p text:style-name="Standard"><text:span text:style-name="T2"><text:tab/>addc A, #00h</text:span></text:p>
      <text:p text:style-name="Standard"><text:span text:style-name="T2"><text:tab/>mov R3, A</text:span></text:p>
      <text:p text:style-name="Standard"><text:span text:style-name="T2"></text:span></text:p>
      <text:p text:style-name="Standard"><text:span text:style-name="T2">; -----------------------</text:span></text:p>
      <text:p text:style-name="Standard"><text:span text:style-name="T2"></text:span></text:p>
      <text:p text:style-name="Standard"><text:span text:style-name="T2">; Calculating - (X5 v X6 + 1)/2</text:span></text:p>
      <text:p text:style-name="Standard"><text:span text:style-name="T2"></text:span></text:p>
      <text:p text:style-name="Standard"><text:span text:style-name="T2"><text:tab/>mov A, R5</text:span></text:p>
      <text:p text:style-name="Standard"><text:span text:style-name="T2"><text:tab/>orl A, R6</text:span></text:p>
      <text:p text:style-name="Standard"><text:span text:style-name="T2"></text:span></text:p>
      <text:p text:style-name="Standard"><text:span text:style-name="T2"><text:tab/>mov R6, A</text:span></text:p>
      <text:p text:style-name="Standard"><text:span text:style-name="T2"><text:tab/>mov R5, #00h</text:span></text:p>
      <text:p text:style-name="Standard"><text:span text:style-name="T2"><text:tab/></text:span></text:p>
      <text:p text:style-name="Standard"><text:span text:style-name="T2"><text:tab/>mov A, R6</text:span></text:p>
      <text:p text:style-name="Standard"><text:span text:style-name="T2"><text:tab/>add A, #01h</text:span></text:p>
      <text:p text:style-name="Standard"><text:span text:style-name="T2"><text:tab/>mov R6, A</text:span></text:p>
      <text:p text:style-name="Standard"><text:span text:style-name="T2"><text:tab/>mov A, R5</text:span></text:p>
      <text:p text:style-name="Standard"><text:span text:style-name="T2"><text:tab/>addc A, #00h</text:span></text:p>
      <text:p text:style-name="Standard"><text:span text:style-name="T2"><text:tab/>mov R5, A</text:span></text:p>
      <text:p text:style-name="Standard"><text:span text:style-name="T2"><text:tab/></text:span></text:p>
      <text:p text:style-name="Standard"><text:span text:style-name="T2"><text:tab/>; dividing by 2</text:span></text:p>
      <text:p text:style-name="Standard"><text:span text:style-name="T2"><text:tab/>clr c</text:span></text:p>
      <text:p text:style-name="Standard"><text:span text:style-name="T2"><text:tab/>mov A, R5</text:span></text:p>
      <text:p text:style-name="Standard"><text:span text:style-name="T2"><text:tab/>rrc A</text:span></text:p>
      <text:p text:style-name="Standard"><text:span text:style-name="T2"><text:tab/>mov R5, A</text:span></text:p>
      <text:p text:style-name="Standard"><text:span text:style-name="T2"><text:tab/>mov A, R6</text:span></text:p>
      <text:p text:style-name="Standard"><text:span text:style-name="T2"><text:tab/>rrc A</text:span></text:p>
      <text:p text:style-name="Standard"><text:span text:style-name="T2"><text:tab/>mov R6, A</text:span></text:p>
      <text:p text:style-name="Standard"><text:soft-page-break/><text:span text:style-name="T2"><text:tab/></text:span></text:p>
      <text:p text:style-name="Standard"><text:span text:style-name="T2"><text:tab/>; inverting and incrementing result</text:span></text:p>
      <text:p text:style-name="Standard"><text:span text:style-name="T2"><text:tab/>mov A, R6</text:span></text:p>
      <text:p text:style-name="Standard"><text:span text:style-name="T2"><text:tab/>cpl A</text:span></text:p>
      <text:p text:style-name="Standard"><text:span text:style-name="T2"><text:tab/>add A, #01h</text:span></text:p>
      <text:p text:style-name="Standard"><text:span text:style-name="T2"><text:tab/>mov R6, A</text:span></text:p>
      <text:p text:style-name="Standard"><text:span text:style-name="T2"><text:tab/>mov A, R5</text:span></text:p>
      <text:p text:style-name="Standard"><text:span text:style-name="T2"><text:tab/>cpl A</text:span></text:p>
      <text:p text:style-name="Standard"><text:span text:style-name="T2"><text:tab/>addc A, #00h</text:span></text:p>
      <text:p text:style-name="Standard"><text:span text:style-name="T2"><text:tab/>mov R5, A</text:span></text:p>
      <text:p text:style-name="Standard"><text:span text:style-name="T2"></text:span></text:p>
      <text:p text:style-name="Standard"><text:span text:style-name="T2">; ---------------------------</text:span></text:p>
      <text:p text:style-name="Standard"><text:span text:style-name="T2"></text:span></text:p>
      <text:p text:style-name="Standard"><text:span text:style-name="T2">; Calculating (X1 + X3 + X5).(X2 + X4 + X6)</text:span></text:p>
      <text:p text:style-name="Standard"><text:span text:style-name="T2"></text:span></text:p>
      <text:p text:style-name="Standard"><text:span text:style-name="T2"><text:tab/>mov A, R1<text:tab/><text:tab/>; R1 = X1 + X3 + X5</text:span></text:p>
      <text:p text:style-name="Standard"><text:span text:style-name="T2"><text:tab/>add A, R3</text:span></text:p>
      <text:p text:style-name="Standard"><text:span text:style-name="T2"><text:tab/>add A, R5</text:span></text:p>
      <text:p text:style-name="Standard"><text:span text:style-name="T2"><text:tab/>mov R1, A</text:span></text:p>
      <text:p text:style-name="Standard"><text:span text:style-name="T2"><text:tab/></text:span></text:p>
      <text:p text:style-name="Standard"><text:span text:style-name="T2"><text:tab/>mov A, R2<text:tab/><text:tab/>; R2 = X2 + X4 + X6</text:span></text:p>
      <text:p text:style-name="Standard"><text:span text:style-name="T2"><text:tab/>add A, R4<text:tab/><text:tab/>;</text:span></text:p>
      <text:p text:style-name="Standard"><text:span text:style-name="T2"><text:tab/>mov R2, A<text:tab/><text:tab/>;</text:span></text:p>
      <text:p text:style-name="Standard"><text:span text:style-name="T2"><text:tab/>mov A, R1<text:tab/><text:tab/>;</text:span></text:p>
      <text:p text:style-name="Standard"><text:span text:style-name="T2"><text:tab/>addc A, #00h<text:tab/>;</text:span></text:p>
      <text:p text:style-name="Standard"><text:span text:style-name="T2"><text:tab/>mov R1, A<text:tab/><text:tab/>;</text:span></text:p>
      <text:p text:style-name="Standard"><text:span text:style-name="T2"><text:tab/>mov A, R2<text:tab/><text:tab/>;</text:span></text:p>
      <text:p text:style-name="Standard"><text:span text:style-name="T2"><text:tab/>add A, R6<text:tab/><text:tab/>;</text:span></text:p>
      <text:p text:style-name="Standard"><text:span text:style-name="T2"><text:tab/>mov R2, A<text:tab/><text:tab/>;</text:span></text:p>
      <text:p text:style-name="Standard"><text:span text:style-name="T2"><text:tab/>mov A, R1<text:tab/><text:tab/>;</text:span></text:p>
      <text:p text:style-name="Standard"><text:span text:style-name="T2"><text:tab/>addc A, #00h<text:tab/>;</text:span></text:p>
      <text:p text:style-name="Standard"><text:span text:style-name="T2"><text:tab/>mov R1, A<text:tab/><text:tab/>;</text:span></text:p>
      <text:p text:style-name="Standard"><text:span text:style-name="T2"><text:tab/></text:span></text:p>
      <text:p text:style-name="Standard"><text:span text:style-name="T2">; 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0-10-08T15:10:25</meta:creation-date>
    <dc:date>2010-10-08T15:16:30</dc:date>
    <dc:creator>alex </dc:creator>
    <meta:editing-duration>PT00H06M06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4" meta:paragraph-count="156" meta:word-count="531" meta:character-count="2276"/>
  </office:meta>
</office:document-meta>
</file>